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Heading_20_2">
      <style:paragraph-properties fo:orphans="2" fo:widows="2"/>
    </style:style>
    <style:style style:name="P3" style:family="paragraph" style:parent-style-name="Horizontal_20_Line">
      <style:paragraph-properties fo:orphans="2" fo:widows="2"/>
    </style:style>
    <style:style style:name="P4" style:family="paragraph" style:parent-style-name="Preformatted_20_Text">
      <style:paragraph-properties fo:margin-top="0cm" fo:margin-bottom="0.499cm" style:contextual-spacing="false" fo:orphans="2" fo:widows="2"/>
    </style:style>
    <style:style style:name="P5" style:family="paragraph" style:parent-style-name="Quotations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Quotations">
      <style:paragraph-properties fo:orphans="2" fo:widows="2"/>
    </style:style>
    <style:style style:name="P7" style:family="paragraph" style:parent-style-name="Quotations" style:list-style-name="L2">
      <style:paragraph-properties fo:margin-top="0cm" fo:margin-bottom="0cm" style:contextual-spacing="false" fo:orphans="2" fo:widows="2"/>
    </style:style>
    <style:style style:name="P8" style:family="paragraph" style:parent-style-name="Quotations" style:list-style-name="L2">
      <style:paragraph-properties fo:orphans="2" fo:widows="2"/>
    </style:style>
    <style:style style:name="P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3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orphans="2" fo:widows="2"/>
    </style:style>
    <style:style style:name="P17" style:family="paragraph" style:parent-style-name="Text_20_body">
      <style:paragraph-properties fo:margin-top="0cm" fo:margin-bottom="0cm" style:contextual-spacing="false" fo:orphans="2" fo:widows="2"/>
    </style:style>
    <style:style style:name="P18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19" style:family="paragraph" style:parent-style-name="Text_20_body" style:list-style-name="L1">
      <style:paragraph-properties fo:orphans="2" fo:widows="2"/>
    </style:style>
    <style:style style:name="P20" style:family="paragraph" style:parent-style-name="Text_20_body" style:list-style-name="L3">
      <style:paragraph-properties fo:margin-top="0cm" fo:margin-bottom="0cm" style:contextual-spacing="false" fo:orphans="2" fo:widows="2"/>
    </style:style>
    <style:style style:name="P21" style:family="paragraph" style:parent-style-name="Text_20_body" style:list-style-name="L4">
      <style:paragraph-properties fo:orphans="2" fo:widows="2"/>
    </style:style>
    <style:style style:name="P22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464feb" loext:opacity="100%" style:text-line-through-style="none" style:text-line-through-type="none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Nice, Disha — you’re inside the project and Git is initialized. 🎯<text:line-break/>Now let’s finish the </text:span><text:span text:style-name="Strong_20_Emphasis"><text:span text:style-name="T2">Git + GitHub</text:span></text:span><text:span text:style-name="T2"> setup and push your working code.</text:span></text:p>
      <text:p text:style-name="P16"><text:span text:style-name="T2">Below are </text:span><text:span text:style-name="Strong_20_Emphasis"><text:span text:style-name="T2">exact commands</text:span></text:span><text:span text:style-name="T2"> you can paste in your VS Code terminal (or Linux terminal). I’ll also show how to avoid committing the generated Excel file.</text:span></text:p>
      <text:p text:style-name="P3"/>
      <text:h text:style-name="P1" text:outline-level="2">1) (Once) Set your Git identity (if not set before)</text:h>
      <text:p text:style-name="P9">git config --global user.name "Your Name"</text:p>
      <text:p text:style-name="P16"><text:span text:style-name="T2">git config --global user.email "</text:span><text:a xlink:type="simple" xlink:href="mailto:your-email@example.com" text:style-name="Internet_20_link" text:visited-style-name="Visited_20_Internet_20_Link"><text:span text:style-name="T3">your-email@example.com</text:span></text:a><text:span text:style-name="T2">"</text:span></text:p>
      <text:p text:style-name="P10">You can verify with:</text:p>
      <text:p text:style-name="P10">git config --global --list</text:p>
      <text:p text:style-name="P3"/>
      <text:h text:style-name="P2" text:outline-level="2"><text:span text:style-name="T2">2) Make sure your </text:span><text:span text:style-name="Source_20_Text"><text:span text:style-name="T2">.gitignore</text:span></text:span><text:span text:style-name="T2"> is correct</text:span></text:h>
      <text:p text:style-name="P16"><text:span text:style-name="T2">Open </text:span><text:span text:style-name="Source_20_Text"><text:span text:style-name="T2">.gitignore</text:span></text:span><text:span text:style-name="T2"> and ensure it has these lines (so you don’t commit temporary files or the Excel data file):</text:span></text:p>
      <text:p text:style-name="P17"><text:span text:style-name="Strong_20_Emphasis"><text:span text:style-name="T2">pycache</text:span></text:span><text:span text:style-name="T2">/</text:span></text:p>
      <text:p text:style-name="P9">*.pyc</text:p>
      <text:p text:style-name="P9">.venv/</text:p>
      <text:p text:style-name="P9">.pytest_cache/</text:p>
      <text:p text:style-name="P9">BankOps.xlsx</text:p>
      <text:p text:style-name="P10">``</text:p>
      <text:p text:style-name="P6"><text:span text:style-name="T2">If </text:span><text:span text:style-name="Source_20_Text"><text:span text:style-name="T2">BankOps.xlsx</text:span></text:span><text:span text:style-name="T2"> is already being tracked, we’ll untrack it in step 5.</text:span></text:p>
      <text:p text:style-name="P3"/>
      <text:h text:style-name="P1" text:outline-level="2">3) See what Git currently sees</text:h>
      <text:p text:style-name="P9">git status</text:p>
      <text:p text:style-name="P10">``</text:p>
      <text:p text:style-name="P16"><text:span text:style-name="T2">You should see your files as </text:span><text:span text:style-name="Strong_20_Emphasis"><text:span text:style-name="T2">modified / untracked</text:span></text:span><text:span text:style-name="T2">.</text:span></text:p>
      <text:p text:style-name="P3"/>
      <text:h text:style-name="P1" text:outline-level="2">4) Stage and commit your current code</text:h>
      <text:p text:style-name="P9">git add .</text:p>
      <text:p text:style-name="P9">git commit -m "Initial working project: OOP + Excel (pandas) + sockets + pytest"</text:p>
      <text:p text:style-name="P10">``</text:p>
      <text:p text:style-name="P10">If you get a message like “nothing to commit,” it means you already committed earlier — that’s fine. Continue to the next step.</text:p>
      <text:p text:style-name="P3"/>
      <text:h text:style-name="P1" text:outline-level="2"><text:soft-page-break/>5) (Only if needed) Stop tracking the Excel file</text:h>
      <text:p text:style-name="P16"><text:span text:style-name="T2">If </text:span><text:span text:style-name="Source_20_Text"><text:span text:style-name="T2">git status</text:span></text:span><text:span text:style-name="T2"> shows </text:span><text:span text:style-name="Source_20_Text"><text:span text:style-name="T2">BankOps.xlsx</text:span></text:span><text:span text:style-name="T2"> under “changes to be committed” or “tracked,” untrack it:</text:span></text:p>
      <text:p text:style-name="P9">git rm --cached BankOps.xlsx</text:p>
      <text:p text:style-name="P10">git commit -m "chore: stop tracking generated Excel file"</text:p>
      <text:p text:style-name="P10">This keeps the file locally but removes it from Git history going forward.</text:p>
      <text:p text:style-name="P3"/>
      <text:h text:style-name="P1" text:outline-level="2">6) Create the GitHub repo (one-time, on the website)</text:h>
      <text:list xml:id="list1913968905" text:style-name="L1">
        <text:list-item>
          <text:p text:style-name="P18"><text:span text:style-name="T2">Go to: </text:span><text:a xlink:type="simple" xlink:href="https://github.com/new" text:style-name="Internet_20_link" text:visited-style-name="Visited_20_Internet_20_Link"><text:span text:style-name="T3">https://github.com/new</text:span></text:a></text:p>
        </text:list-item>
        <text:list-item>
          <text:p text:style-name="P18"><text:span text:style-name="Strong_20_Emphasis"><text:span text:style-name="T2">Repository name:</text:span></text:span><text:span text:style-name="T2"> </text:span><text:span text:style-name="Source_20_Text"><text:span text:style-name="T2">banking_system</text:span></text:span><text:span text:style-name="T2"> (or your choice)</text:span></text:p>
        </text:list-item>
        <text:list-item>
          <text:p text:style-name="P11">Public or Private</text:p>
        </text:list-item>
        <text:list-item>
          <text:p text:style-name="P11">Don’t add a README (you already have one)</text:p>
        </text:list-item>
        <text:list-item>
          <text:p text:style-name="P19"><text:span text:style-name="T2">Click </text:span><text:span text:style-name="Strong_20_Emphasis"><text:span text:style-name="T2">Create repository</text:span></text:span></text:p>
        </text:list-item>
      </text:list>
      <text:p text:style-name="P10">Copy the HTTPS URL it shows, e.g.:</text:p>
      <text:p text:style-name="P4"><text:span text:style-name="Source_20_Text"><text:span text:style-name="T2">https://github.com/&lt;your-username&gt;/banking_system.git</text:span></text:span></text:p>
      <text:p text:style-name="P6"><text:span text:style-name="T2">If you prefer SSH, you can use </text:span><text:span text:style-name="Source_20_Text"><text:span text:style-name="T2">git@github.com:&lt;your-username&gt;/banking_system.git</text:span></text:span><text:span text:style-name="T2"> (requires SSH key).</text:span></text:p>
      <text:p text:style-name="P3"/>
      <text:h text:style-name="P1" text:outline-level="2">7) Connect your local repo to GitHub and push</text:h>
      <text:p text:style-name="P9">git branch -M main</text:p>
      <text:p text:style-name="P17"><text:span text:style-name="T2">git remote add origin </text:span><text:a xlink:type="simple" xlink:href="https://github.com/&amp;lt;your-username&amp;gt;/banking_system.git" text:style-name="Internet_20_link" text:visited-style-name="Visited_20_Internet_20_Link"><text:span text:style-name="T3">https://github.com/&amp;lt;your-username&amp;gt;/banking_system.git</text:span></text:a></text:p>
      <text:p text:style-name="P10">git push -u origin main</text:p>
      <text:p text:style-name="P5">If Git asks for credentials:</text:p>
      <text:list xml:id="list3688122612" text:style-name="L2">
        <text:list-item>
          <text:p text:style-name="P7"><text:span text:style-name="T2">With HTTPS: use your </text:span><text:span text:style-name="Strong_20_Emphasis"><text:span text:style-name="T2">GitHub username</text:span></text:span><text:span text:style-name="T2"> and a </text:span><text:span text:style-name="Strong_20_Emphasis"><text:span text:style-name="T2">Personal Access Token</text:span></text:span><text:span text:style-name="T2"> (PAT) as the password.</text:span></text:p>
        </text:list-item>
        <text:list-item>
          <text:p text:style-name="P8"><text:span text:style-name="T2">With SSH: set up SSH keys (</text:span><text:span text:style-name="Source_20_Text"><text:span text:style-name="T2">ssh-keygen</text:span></text:span><text:span text:style-name="T2"> + add public key to GitHub) and use the SSH URL.</text:span></text:p>
        </text:list-item>
      </text:list>
      <text:p text:style-name="P10">You can verify the remote is set with:</text:p>
      <text:p text:style-name="P10">git remote -v</text:p>
      <text:p text:style-name="P3"/>
      <text:h text:style-name="P1" text:outline-level="2">8) Share with your teammate (Person B)</text:h>
      <text:p text:style-name="P10">Tell Person B to clone and set up:</text:p>
      <text:p text:style-name="P17"><text:soft-page-break/><text:span text:style-name="T2">git clone </text:span><text:a xlink:type="simple" xlink:href="https://github.com/&amp;lt;your-username&amp;gt;/banking_system.git" text:style-name="Internet_20_link" text:visited-style-name="Visited_20_Internet_20_Link"><text:span text:style-name="T3">https://github.com/&amp;lt;your-username&amp;gt;/banking_system.git</text:span></text:a></text:p>
      <text:p text:style-name="P9">cd banking_system</text:p>
      <text:p text:style-name="P10">uv sync</text:p>
      <text:p text:style-name="P10">Recommended workflow with branches:</text:p>
      <text:p text:style-name="P9">git checkout -b feature/socket-client</text:p>
      <text:p text:style-name="P9"># work...</text:p>
      <text:p text:style-name="P9">git add .</text:p>
      <text:p text:style-name="P9">git commit -m "feat: socket client improvements"</text:p>
      <text:p text:style-name="P10">git push -u origin feature/socket-client</text:p>
      <text:p text:style-name="P16"><text:span text:style-name="T2">Then open a </text:span><text:span text:style-name="Strong_20_Emphasis"><text:span text:style-name="T2">Pull Request</text:span></text:span><text:span text:style-name="T2"> on GitHub → you review → </text:span><text:span text:style-name="Strong_20_Emphasis"><text:span text:style-name="T2">Merge</text:span></text:span><text:span text:style-name="T2"> → both run:</text:span></text:p>
      <text:p text:style-name="P9">git checkout main</text:p>
      <text:p text:style-name="P10">git pull</text:p>
      <text:p text:style-name="P3"/>
      <text:h text:style-name="P1" text:outline-level="2">9) Daily commands you’ll use</text:h>
      <text:list xml:id="list377775210" text:style-name="L3">
        <text:list-item>
          <text:p text:style-name="P20"><text:span text:style-name="Strong_20_Emphasis"><text:span text:style-name="T2">Pull latest before starting</text:span></text:span><text:span text:style-name="T2">: git pull</text:span></text:p>
        </text:list-item>
        <text:list-item>
          <text:p text:style-name="P20"><text:span text:style-name="Strong_20_Emphasis"><text:span text:style-name="T2">Create a feature branch</text:span></text:span><text:span text:style-name="T2">: git checkout -b feature/&lt;short-name&gt;</text:span></text:p>
        </text:list-item>
        <text:list-item>
          <text:p text:style-name="P20"><text:span text:style-name="Strong_20_Emphasis"><text:span text:style-name="T2">Commit &amp; push your changes</text:span></text:span><text:span text:style-name="T2">:</text:span></text:p>
          <text:p text:style-name="P12">git add .</text:p>
          <text:p text:style-name="P12">git commit -m "feat: &lt;what you did&gt;"</text:p>
          <text:p text:style-name="P12">git push -u origin feature/&lt;short-name&gt;</text:p>
        </text:list-item>
        <text:list-item>
          <text:p text:style-name="P20"><text:span text:style-name="Strong_20_Emphasis"><text:span text:style-name="T2">Merge via PR</text:span></text:span><text:span text:style-name="T2"> on GitHub. After merge:</text:span></text:p>
          <text:p text:style-name="P12">git checkout main</text:p>
          <text:p text:style-name="P13">git pull</text:p>
        </text:list-item>
      </text:list>
      <text:p text:style-name="P3"/>
      <text:h text:style-name="P1" text:outline-level="2">10) Common issues &amp; fixes</text:h>
      <text:list xml:id="list288141279" text:style-name="L4">
        <text:list-item>
          <text:p text:style-name="P21"><text:span text:style-name="Strong_20_Emphasis"><text:span text:style-name="T1">“</text:span></text:span><text:span text:style-name="Strong_20_Emphasis"><text:span text:style-name="T2">remote origin already exists”</text:span></text:span></text:p>
          <text:p text:style-name="P14">git remote remove origin</text:p>
          <text:p text:style-name="P21"><text:span text:style-name="T2">git remote add origin </text:span><text:a xlink:type="simple" xlink:href="https://github.com/&amp;lt;your-username&amp;gt;/banking_system.git" text:style-name="Internet_20_link" text:visited-style-name="Visited_20_Internet_20_Link"><text:span text:style-name="T3">https://github.com/&amp;lt;your-username&amp;gt;/banking_system.git</text:span></text:a></text:p>
        </text:list-item>
        <text:list-item>
          <text:p text:style-name="P21"><text:span text:style-name="Strong_20_Emphasis"><text:span text:style-name="T2">Auth fails on push (HTTPS)</text:span></text:span><text:span text:style-name="T2"> → Create a </text:span><text:span text:style-name="Strong_20_Emphasis"><text:span text:style-name="T2">Personal Access Token</text:span></text:span><text:span text:style-name="T2"><text:line-break/>GitHub → Settings → Developer settings → Personal access tokens → Tokens (classic) → Generate → Scopes: </text:span><text:span text:style-name="Source_20_Text"><text:span text:style-name="T2">repo</text:span></text:span><text:span text:style-name="T2"><text:line-break/>Use the token as the password when pushing.</text:span></text:p>
        </text:list-item>
        <text:list-item>
          <text:p text:style-name="P21"><text:span text:style-name="Strong_20_Emphasis"><text:span text:style-name="T2">Want to switch to SSH</text:span></text:span><text:span text:style-name="T2">:</text:span></text:p>
          <text:p text:style-name="P22"><text:span text:style-name="T2">ssh-keygen -t ed25519 -C "</text:span><text:a xlink:type="simple" xlink:href="mailto:your-email@example.com" text:style-name="Internet_20_link" text:visited-style-name="Visited_20_Internet_20_Link"><text:span text:style-name="T3">your-email@example.com</text:span></text:a><text:span text:style-name="T2">"</text:span></text:p>
          <text:p text:style-name="P14">cat ~/.ssh/id_ed25519.pub</text:p>
          <text:p text:style-name="P14"># copy the output → GitHub → Settings → SSH and GPG keys → New SSH key</text:p>
          <text:p text:style-name="P21"><text:span text:style-name="T2">git remote set-url origin </text:span><text:a xlink:type="simple" xlink:href="mailto:git@github.com" text:style-name="Internet_20_link" text:visited-style-name="Visited_20_Internet_20_Link"><text:span text:style-name="T3">git@github.com</text:span></text:a><text:span text:style-name="T2">:&lt;your-username&gt;/banking_system.git</text:span></text:p>
        </text:list-item>
      </text:list>
      <text:p text:style-name="P3"/>
      <text:p text:style-name="P10"><text:soft-page-break/>If you show me the output of:</text:p>
      <text:p text:style-name="P9">git status</text:p>
      <text:p text:style-name="P10">git remote -v</text:p>
      <text:p text:style-name="P10">I can confirm you’re 100% ready to push.</text:p>
      <text:p text:style-name="P16"><text:span text:style-name="T2">Want me to also generate a clean </text:span><text:span text:style-name="Strong_20_Emphasis"><text:span text:style-name="T2">README.md</text:span></text:span><text:span text:style-name="T2"> for your repo with setup, run, and test instructions (uv + sockets)?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22:06:05.769986367</meta:creation-date>
    <dc:date>2026-03-06T22:06:31.919568318</dc:date>
    <meta:editing-duration>PT27S</meta:editing-duration>
    <meta:editing-cycles>1</meta:editing-cycles>
    <meta:document-statistic meta:table-count="0" meta:image-count="0" meta:object-count="0" meta:page-count="4" meta:paragraph-count="87" meta:word-count="637" meta:character-count="3776" meta:non-whitespace-character-count="3254"/>
    <meta:generator>LibreOffice/7.3.7.2$Linux_X86_64 LibreOffice_project/30$Build-2</meta:generator>
  </office:meta>
</office:document-meta>
</file>